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5854in"/>
    </style:style>
    <style:style style:name="TableColumn4" style:family="table-column">
      <style:table-column-properties style:column-width="3.5854in"/>
    </style:style>
    <style:style style:name="Table2" style:family="table">
      <style:table-properties style:width="7.1708in" fo:margin-left="0in" table:align="left"/>
    </style:style>
    <style:style style:name="TableRow5" style:family="table-row">
      <style:table-row-properties style:min-row-height="1.0111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3.5062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Meeting - 10 on (23/03/2021) at 03:15 pm</text:p>
            <text:p text:style-name="P9"/>
            <text:p text:style-name="P10">Attendees: Prof. Dr. Elif Bilge Kavun</text:p>
            <text:p text:style-name="P11"/>
            <text:p text:style-name="P12">Student : <text:s/>Reshmi Suragani</text:p>
          </table:table-cell>
          <table:table-cell table:style-name="TableCell13">
            <text:p text:style-name="P14"/>
            <text:p text:style-name="P15">Meeting - 10 on (23/03/2021) at 0<text:span text:style-name="T16">4</text:span>:<text:span text:style-name="T17">00</text:span><text:s/>pm</text:p>
            <text:p text:style-name="P18"/>
            <text:p text:style-name="P19">Attendees:</text:p>
            <text:p text:style-name="P20"><text:s/>Prof. Dr. Elif Bilge Kavun</text:p>
            <text:p text:style-name="P21">Pr<text:span text:style-name="T22">of Dr Prosanta Gope</text:span></text:p>
            <text:p text:style-name="P23">MR. Owen Millwood</text:p>
            <text:p text:style-name="P24"/>
            <text:p text:style-name="P25">Student : <text:s/>Reshmi Suragani</text:p>
          </table:table-cell>
        </table:table-row>
        <table:table-row table:style-name="TableRow26">
          <table:table-cell table:style-name="TableCell27">
            <text:p text:style-name="P28"/>
            <text:p text:style-name="P29"/>
            <text:p text:style-name="P30">Status Report:</text:p>
            <text:p text:style-name="P31"/>
            <text:p text:style-name="P32">• <text:s/>SRAM PUF extra class classification</text:p>
            <text:p text:style-name="P33">• <text:s/>Request for Virtual machine from university</text:p>
            <text:p text:style-name="P34">• <text:s/>Attack scenerio - does classification helps ML attacks??</text:p>
            <text:p text:style-name="P35">• <text:s/>Read more papers related to Error correction code(ECC)</text:p>
          </table:table-cell>
          <table:table-cell table:style-name="TableCell36">
            <text:p text:style-name="P37"/>
            <text:p text:style-name="P38"/>
            <text:p text:style-name="P39">Status Report:</text:p>
            <text:p text:style-name="P40"/>
            <text:p text:style-name="P41">• <text:s/>Owen and reshmi to collect dataset from raspberry pi</text:p>
            <text:p text:style-name="P42">• Laptop DRAM decay based<text:s/></text:p>
            <text:p text:style-name="P43">• <text:s/>new thesis topic for a student<text:s/></text:p>
            <text:p text:style-name="P44">Identify Fake responses from real PUF respons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shmi suragani</meta:initial-creator>
    <dc:creator>reshmi suragani</dc:creator>
    <meta:creation-date>2021-04-07T16:34:00Z</meta:creation-date>
    <dc:date>2021-04-07T16:45:00Z</dc:date>
    <meta:template xlink:href="Normal.dotm" xlink:type="simple"/>
    <meta:editing-cycles>1</meta:editing-cycles>
    <meta:editing-duration>PT0S</meta:editing-duration>
    <meta:document-statistic meta:page-count="1" meta:paragraph-count="1" meta:word-count="99" meta:character-count="668" meta:row-count="4" meta:non-whitespace-character-count="570"/>
  </office:meta>
</office:document-meta>
</file>